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in <text:span text:style-name="NormalTok">Main</text:span> method, declare and initialize an int array called <text:span text:style-name="NormalTok">numbers</text:span>.</text:p>
      <text:p text:style-name="Text_20_body">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is array, write statements to:</text:p>
      <text:list text:style-name="L1">
        <text:list-item>
          <text:p text:style-name="P2">Display every arra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value is 102)</text:p>
        </text:list-item>
        <text:list-item>
          <text:p text:style-name="P3">Count how many times value 7 occurs in <text:span text:style-name="NormalTok">numbers</text:span>, then display that value. Check that your program outputs the correct answer, which you can determine by visually observing the array content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Lastly, implement the following statements:</text:p>
      <text:list text:style-name="L3">
        <text:list-item>
          <text:p text:style-name="P4">Find the <text:span text:style-name="T1">index</text:span> of first 7, then display the index. If the value does not exist, display -1 to indicate it was not found. Check that your solution is correct by comparing your result to array contents.</text:p>
        </text:list-item>
        <text:list-item>
          <text:p text:style-name="P4">Find the maximum value in <text:span text:style-name="NormalTok">numbers</text:span>. Check that statement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all methods above, and assuming you have obtained the expected values, <text:span text:style-name="T1">ideally</text:span> your solution should still work even if the values stored in <text:span text:style-name="NormalTok">numbers</text:span> array change, or if the array length changes.</text:p>
      <text:p text:style-name="Text_20_body">To test your solution, go back to the beginning of the program where you declared <text:span text:style-name="NormalTok">letters</text:span> array, then change the initialization so that the new array values are:</text:p>
      <text:p text:style-name="P5">55, 92, 12, 90, 37, 18, 6, 20, 80, 18, 46, 19, 65, 68, 18</text:p>
      <text:p text:style-name="First_20_paragraph">Check that you obtain expected values:</text:p>
      <text:list text:style-name="L4">
        <text:list-item>
          <text:p text:style-name="P6">the new sum should be 644</text:p>
        </text:list-item>
        <text:list-item>
          <text:p text:style-name="P6">since 7 does not occur in the array anymore,</text:p>
          <text:list text:style-name="L5">
            <text:list-item>
              <text:p text:style-name="P7">count should be 0</text:p>
            </text:list-item>
            <text:list-item>
              <text:p text:style-name="P7">first index of 7 should be -1</text:p>
            </text:list-item>
          </text:list>
        </text:list-item>
        <text:list-item>
          <text:p text:style-name="P6">maximum value is now 92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 of lab, lets create two <text:span text:style-name="DataTypeTok">char</text:span> arrays, with following value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 following questions:</text:p>
      <text:list text:style-name="L6">
        <text:list-item>
          <text:p text:style-name="P10">Does value <text:span text:style-name="NormalTok">w</text:span> occur in both arrays (true/false)?</text:p>
        </text:list-item>
        <text:list-item>
          <text:p text:style-name="P10">What is the first value (searching left -&gt; right) that occurs in both arrays?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NormalTok">w</text:span> occur in both arrays -&gt; <text:span text:style-name="KeywordTok">false</text:span></text:p>
        </text:list-item>
        <text:list-item>
          <text:p text:style-name="P11">first value that occurs in both arrays -&gt; <text:span text:style-name="NormalTok">U</text:span></text:p>
        </text:list-item>
      </text:list>
      <text:p text:style-name="First_20_paragraph">Again, evaluate your work by changing the array initialization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Run the program again. Ideally, after changing array values, the program should not crash and should still produce correct results, which should now be:</text:p>
      <text:list text:style-name="L8">
        <text:list-item>
          <text:p text:style-name="P14">Does <text:span text:style-name="NormalTok">w</text:span> occur in both arrays -&gt; <text:span text:style-name="KeywordTok">true</text:span></text:p>
        </text:list-item>
        <text:list-item>
          <text:p text:style-name="P14">first value that occurs in both arrays -&gt; <text:span text:style-name="NormalTok">P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51Z</meta:creation-date>
    <dc:date>2021-06-21T23:48:51Z</dc:date>
    <meta:user-defined meta:name="date" meta:value-type="string">June  21, 2021 (07:48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